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text-properties officeooo:rsid="002350c8" officeooo:paragraph-rsid="002350c8"/>
    </style:style>
    <style:style style:name="P9" style:family="paragraph" style:parent-style-name="Text_20_body">
      <style:text-properties style:font-name="Linux Libertine O"/>
    </style:style>
    <style:style style:name="P10" style:family="paragraph" style:parent-style-name="Text_20_body">
      <style:text-properties style:font-name="Linux Libertine O" officeooo:rsid="00193616" officeooo:paragraph-rsid="00193616"/>
    </style:style>
    <style:style style:name="P11" style:family="paragraph" style:parent-style-name="Text_20_body">
      <style:text-properties style:font-name="Linux Libertine O" style:text-underline-style="none" officeooo:rsid="001ce669" officeooo:paragraph-rsid="001ce669"/>
    </style:style>
    <style:style style:name="P12" style:family="paragraph" style:parent-style-name="Text_20_body">
      <style:text-properties style:font-name="Linux Libertine O" style:text-underline-style="none" officeooo:rsid="002350c8" officeooo:paragraph-rsid="002350c8"/>
    </style:style>
    <style:style style:name="P13" style:family="paragraph" style:parent-style-name="Text_20_body">
      <style:text-properties style:font-name="Linux Libertine O" style:text-underline-style="none" officeooo:rsid="002891e2" officeooo:paragraph-rsid="002891e2"/>
    </style:style>
    <style:style style:name="P14" style:family="paragraph" style:parent-style-name="Text_20_body">
      <style:text-properties style:font-name="Linux Libertine O" style:text-underline-style="none" officeooo:rsid="002fd161" officeooo:paragraph-rsid="002fd161"/>
    </style:style>
    <style:style style:name="P15" style:family="paragraph" style:parent-style-name="Text_20_body">
      <style:text-properties style:font-name="Linux Libertine O" officeooo:paragraph-rsid="002350c8"/>
    </style:style>
    <style:style style:name="P16" style:family="paragraph" style:parent-style-name="Text_20_body">
      <style:text-properties style:font-name="DejaVu Sans Mono" fo:font-size="10pt" style:text-underline-style="none" fo:font-weight="bold" officeooo:rsid="0025ca7f" officeooo:paragraph-rsid="0025ca7f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variant="normal" fo:text-transform="none" fo:color="#000000" style:font-name="courier" fo:font-size="8.25pt" fo:letter-spacing="normal" fo:font-style="normal" style:text-underline-style="none" fo:font-weight="normal" officeooo:rsid="002350c8" officeooo:paragraph-rsid="0027447d"/>
    </style:style>
    <style:style style:name="P18" style:family="paragraph" style:parent-style-name="Text_20_body">
      <style:text-properties fo:font-variant="normal" fo:text-transform="none" fo:color="#000000" style:font-name="DejaVu Sans Mono" fo:font-size="10pt" fo:letter-spacing="normal" fo:font-style="normal" style:text-underline-style="none" fo:font-weight="bold" officeooo:rsid="002350c8" officeooo:paragraph-rsid="0027447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cm" fo:margin-bottom="0.3cm" loext:contextual-spacing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.3cm" loext:contextual-spacing="false"/>
      <style:text-properties style:font-name="DejaVu Sans Mono" fo:font-size="10pt" style:text-underline-style="none" fo:font-weight="bold" officeooo:rsid="002d6aaf" officeooo:paragraph-rsid="002d6aaf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1ce669"/>
    </style:style>
    <style:style style:name="P22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1ce669"/>
    </style:style>
    <style:style style:name="P23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3ae6df"/>
    </style:style>
    <style:style style:name="P24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2e0470"/>
    </style:style>
    <style:style style:name="P25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2fd161" officeooo:paragraph-rsid="002fd161"/>
    </style:style>
    <style:style style:name="P26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ce901"/>
    </style:style>
    <style:style style:name="P27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edf21"/>
    </style:style>
    <style:style style:name="P28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193616"/>
    </style:style>
    <style:style style:name="P29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471294"/>
    </style:style>
    <style:style style:name="P30" style:family="paragraph" style:parent-style-name="Text_20_body">
      <style:paragraph-properties fo:margin-top="0cm" fo:margin-bottom="0.3cm" loext:contextual-spacing="false"/>
      <style:text-properties style:font-name="Linux Libertine O" style:text-underline-style="solid" style:text-underline-width="auto" style:text-underline-color="font-color" officeooo:rsid="00167c96" officeooo:paragraph-rsid="00167c96"/>
    </style:style>
    <style:style style:name="P31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ce669" officeooo:paragraph-rsid="001ce669"/>
    </style:style>
    <style:style style:name="P32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f29e0" officeooo:paragraph-rsid="001f29e0"/>
    </style:style>
    <style:style style:name="P33" style:family="paragraph" style:parent-style-name="Heading_20_2">
      <style:text-properties officeooo:paragraph-rsid="00167c96"/>
    </style:style>
    <style:style style:name="P34" style:family="paragraph" style:parent-style-name="Heading_20_2">
      <style:paragraph-properties fo:break-before="page"/>
      <style:text-properties officeooo:rsid="002350c8" officeooo:paragraph-rsid="002350c8"/>
    </style:style>
    <style:style style:name="P35" style:family="paragraph" style:parent-style-name="Preformatted_20_Text">
      <style:text-properties fo:font-variant="normal" fo:text-transform="none" fo:color="#000000" style:font-name="DejaVu Sans Mono" fo:letter-spacing="normal" fo:font-style="normal" style:text-underline-style="none" fo:font-weight="bold" officeooo:rsid="001ce669" officeooo:paragraph-rsid="0033d7fc" style:font-weight-asian="bold" style:font-weight-complex="bold"/>
    </style:style>
    <style:style style:name="P36" style:family="paragraph" style:parent-style-name="Standard">
      <style:text-properties officeooo:rsid="001744a1" officeooo:paragraph-rsid="004d9f9b"/>
    </style:style>
    <style:style style:name="P3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a8722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style:font-size-asian="9pt" style:font-size-complex="9pt"/>
    </style:style>
    <style:style style:name="T6" style:family="text">
      <style:text-properties style:font-name="Liberation Sans1" style:text-underline-style="none" officeooo:rsid="00167c96"/>
    </style:style>
    <style:style style:name="T7" style:family="text">
      <style:text-properties style:font-name="Liberation Sans1" style:text-underline-style="none" officeooo:rsid="001744a1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453d07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4d9f9b" style:font-size-asian="9pt" style:font-weight-asian="bold" style:font-name-complex="Arial1" style:font-size-complex="9pt" style:font-weight-complex="bold"/>
    </style:style>
    <style:style style:name="T11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fo:font-weight="bold" officeooo:rsid="0025ca7f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9pt" fo:font-weight="bold" officeooo:rsid="00471294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455fe1" style:font-size-asian="9pt" style:font-weight-asian="bold" style:font-size-complex="9pt" style:font-weight-complex="bold"/>
    </style:style>
    <style:style style:name="T15" style:family="text">
      <style:text-properties officeooo:rsid="001744a1"/>
    </style:style>
    <style:style style:name="T16" style:family="text">
      <style:text-properties officeooo:rsid="00178c3f"/>
    </style:style>
    <style:style style:name="T17" style:family="text">
      <style:text-properties fo:font-variant="normal" fo:text-transform="none" fo:color="#000000" style:font-name="DejaVu Sans Mon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8" style:family="text">
      <style:text-properties fo:font-variant="normal" fo:text-transform="none" fo:color="#000000" style:font-name="DejaVu Sans Mono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style:font-name="DejaVu Sans Mono" fo:font-size="10pt" fo:letter-spacing="normal" fo:font-style="normal" fo:font-weight="bold" officeooo:rsid="002e0470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000000" style:font-name="DejaVu Sans Mono" fo:font-size="10pt" fo:letter-spacing="normal" fo:font-style="normal" fo:font-weight="bold" officeooo:rsid="0041cfcb" style:font-size-asian="10pt" style:font-weight-asian="bold" style:font-size-complex="10pt" style:font-weight-complex="bold" loext:padding="0cm" loext:border="none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fo:font-weight="bold" officeooo:rsid="0043b0b6" style:font-size-asian="10pt" style:font-weight-asian="bold" style:font-size-complex="10pt" style:font-weight-complex="bold" loext:padding="0cm" loext:border="none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fo:font-weight="bold" officeooo:rsid="00471294" style:font-size-asian="10pt" style:font-weight-asian="bold" style:font-size-complex="10pt" style:font-weight-complex="bold" loext:padding="0cm" loext:border="none"/>
    </style:style>
    <style:style style:name="T23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fo:font-size="10pt" fo:letter-spacing="normal" fo:font-style="normal" fo:font-weight="bold" officeooo:rsid="001ce669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fo:font-size="10pt" fo:letter-spacing="normal" fo:font-style="normal" fo:font-weight="bold" officeooo:rsid="00167c96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fo:font-size="10pt" fo:letter-spacing="normal" fo:font-style="normal" fo:font-weight="bold" officeooo:rsid="002e0470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fo:font-size="10pt" fo:letter-spacing="normal" fo:font-style="normal" fo:font-weight="bold" officeooo:rsid="003305c9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fo:font-size="10pt" fo:letter-spacing="normal" fo:font-style="normal" fo:font-weight="bold" officeooo:rsid="003ce901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fo:font-size="10pt" fo:letter-spacing="normal" fo:font-style="normal" fo:font-weight="bold" officeooo:rsid="003edf21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fo:font-size="10pt" fo:letter-spacing="normal" fo:font-style="normal" fo:font-weight="bold" officeooo:rsid="004bdf65" style:font-size-asian="10pt" style:font-weight-asian="bold" style:font-size-complex="10pt" style:font-weight-complex="bold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3ae6df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1a40cb" style:font-size-asian="10pt" style:font-size-complex="10pt"/>
    </style:style>
    <style:style style:name="T36" style:family="text">
      <style:text-properties officeooo:rsid="001b017e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78c3f"/>
    </style:style>
    <style:style style:name="T39" style:family="text">
      <style:text-properties style:text-underline-style="none" officeooo:rsid="004e281b"/>
    </style:style>
    <style:style style:name="T40" style:family="text">
      <style:text-properties officeooo:rsid="0024c887"/>
    </style:style>
    <style:style style:name="T41" style:family="text">
      <style:text-properties officeooo:rsid="0025ca7f"/>
    </style:style>
    <style:style style:name="T42" style:family="text">
      <style:text-properties officeooo:rsid="0027447d"/>
    </style:style>
    <style:style style:name="T43" style:family="text">
      <style:text-properties officeooo:rsid="003305c9"/>
    </style:style>
    <style:style style:name="T44" style:family="text">
      <style:text-properties officeooo:rsid="003ce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Uso básico <text:span text:style-name="T3">de</text:span> <text:span text:style-name="T3">VBoxManage</text:span>.</text:h>
      <text:p text:style-name="P4">Con ayuda de la <text:a xlink:type="simple" xlink:href="https://www.virtualbox.org/manual/ch08.html" text:style-name="Internet_20_link" text:visited-style-name="Visited_20_Internet_20_Link"><text:span text:style-name="T39">documentación de VirtualBox</text:span></text:a>, explique que es lo que está haciendo en cada uno de los pasos de la actividad de laboratorio.</text:p>
      <text:p text:style-name="Heading_20_2">Preparar el entorno de trabajo</text:p>
      <text:p text:style-name="P36">Cree un directorio para realizar la práctica y <text:span text:style-name="T16">en el </text:span><text:span text:style-name="T38">mismo</text:span><text:span text:style-name="T16"> copie la imagen ISO de instalación </text:span><text:span text:style-name="T14">ubuntu-18.04.2-server-amd64.iso</text:span><text:span text:style-name="T16"> provista por la cátedra.</text:span></text:p>
      <text:p text:style-name="P33"><text:span text:style-name="T6">Creación de </text:span><text:span text:style-name="T7">la</text:span><text:span text:style-name="T6"> máquina virtual</text:span></text:p>
      <text:p text:style-name="P7">Ejecute la siguiente línea en una consola <text:span text:style-name="T15">y explique que es lo que hace.</text:span></text:p>
      <text:p text:style-name="P5"/>
      <text:p text:style-name="P6">VBoxManage createvm --name prueba1 --ostype "<text:span text:style-name="T36">Ubuntu</text:span>" --register</text:p>
      <text:p text:style-name="P6"/>
      <text:p text:style-name="P9"><text:span text:style-name="T1">¿</text:span>Qué <text:span text:style-name="T1">otros tipos de sistemas operativos se pueden especificar?</text:span> </text:p>
      <text:p text:style-name="P7">Ahora ejecute las siguientes líneas, <text:span text:style-name="T15">y luego investigue explicando qué hacen.<text:line-break/></text:span></text:p>
      <text:p text:style-name="P19">VBoxManage createhd --filename prueba1.vdi --size 10240</text:p>
      <text:p text:style-name="P19">VBoxManage storagectl prueba1 --name "SATA Controller" <text:span text:style-name="T44">\ <text:line-break/></text:span>--add sata --controller IntelAHCI </text:p>
      <text:p text:style-name="P19">VBoxManage storageattach prueba1 --storagectl "SATA Controller" <text:span text:style-name="T44">\ </text:span>--type hdd --medium prueba1.vdi --port 0</text:p>
      <text:p text:style-name="P10"><text:line-break/>¿Y con estas líneas? ¿Qué estamos haciendo?</text:p>
      <text:p text:style-name="P28"><text:span text:style-name="Source_20_Text"><text:span text:style-name="T17">VBoxManage storagectl prueba1 --name "IDE Controller" --add ide </text:span></text:span></text:p>
      <text:p text:style-name="P29"><text:span text:style-name="Source_20_Text"><text:span text:style-name="T17">VBoxManage storageattach prueba1 --storagectl "IDE Controller" </text:span></text:span><text:span text:style-name="Source_20_Text"><text:span text:style-name="T20">\<text:line-break/></text:span></text:span><text:span text:style-name="Source_20_Text"><text:span text:style-name="T17">--port 0 --device 0 --type dvddrive </text:span></text:span><text:span text:style-name="Source_20_Text"><text:span text:style-name="T20">\<text:line-break/></text:span></text:span><text:span text:style-name="Source_20_Text"><text:span text:style-name="T17">--medium ubuntu-18.04.2-server-amd64.iso </text:span></text:span></text:p>
      <text:p text:style-name="P28"><text:span text:style-name="Source_20_Text"><text:span text:style-name="T17">VBoxManage modifyvm prueba1 --boot1 </text:span></text:span><text:span text:style-name="Source_20_Text"><text:span text:style-name="T19">disk</text:span></text:span><text:span text:style-name="Source_20_Text"><text:span text:style-name="T17"> --boot2 </text:span></text:span><text:span text:style-name="Source_20_Text"><text:span text:style-name="T19">dvd</text:span></text:span><text:span text:style-name="Source_20_Text"><text:span text:style-name="T17"> </text:span></text:span><text:span text:style-name="Source_20_Text"><text:span text:style-name="T21">\ <text:line-break/></text:span></text:span><text:span text:style-name="Source_20_Text"><text:span text:style-name="T17">--boot3 none --boot4 none</text:span></text:span></text:p>
      <text:p text:style-name="P20">VBoxManage sharedfolder add prueba1 -name dircomp -hostpath /<text:span text:style-name="T43">home</text:span></text:p>
      <text:p text:style-name="P30"/>
      <text:p text:style-name="P32">Terminamos de configurar la máquina con estas líneas:</text:p>
      <text:p text:style-name="P26"><text:span text:style-name="T26">VBoxManage modifyvm </text:span><text:span text:style-name="T24">prueba1</text:span><text:span text:style-name="T26"> --ioapic on --acpi on --</text:span><text:span text:style-name="T28">pae on</text:span></text:p>
      <text:p text:style-name="P27"><text:span text:style-name="T26">VBoxManage modifyvm </text:span><text:span text:style-name="T24">prueba1</text:span><text:span text:style-name="T26"> --hwvirtex on --nestedpaging on </text:span><text:span text:style-name="T30">\</text:span><text:span text:style-name="T26"> --largepages on</text:span></text:p>
      <text:p text:style-name="P24"><text:span text:style-name="T23">VBoxManage modifyvm </text:span><text:span text:style-name="T25">prueba1</text:span><text:span text:style-name="T23"> --nic1 bridged --bridgeadapter1 eth0 </text:span><text:span text:style-name="T29">\</text:span><text:span text:style-name="T23"> </text:span><text:span text:style-name="T27">--cableconnected1 off</text:span></text:p>
      <text:p text:style-name="P21"><text:span text:style-name="T23">VBoxManage modifyvm </text:span><text:span text:style-name="T24">prueba1</text:span><text:span text:style-name="T23"> --memory </text:span><text:span text:style-name="T31">512</text:span></text:p>
      <text:p text:style-name="P31"><text:span text:style-name="T11">VBoxManage modifyvm </text:span><text:span text:style-name="T18">prueba1</text:span><text:span text:style-name="T11"> --cpus 1</text:span> </text:p>
      <text:p text:style-name="P22"><text:span text:style-name="T32">VBoxManage modifyvm </text:span><text:span text:style-name="T24">prueba1</text:span><text:span text:style-name="T32"> --cpuexecutioncap 80</text:span></text:p>
      <text:p text:style-name="P23"><text:span text:style-name="T32">VBoxManage modifyvm </text:span><text:span text:style-name="T24">prueba1</text:span><text:span text:style-name="T32"> --vrdeport 23456 --</text:span><text:span text:style-name="T33">vrdeproperty \ VNCPassword="password"</text:span></text:p>
      <text:p text:style-name="P34">Iniciando la máquina virtual</text:p>
      <text:p text:style-name="P8">Para iniciar la máquina virtual utilizaremos:</text:p>
      <text:p text:style-name="P11"/>
      <text:p text:style-name="P35"><text:span text:style-name="T34">VBoxHeadless --startvm </text:span><text:span text:style-name="T35">prueba1</text:span></text:p>
      <text:p text:style-name="P12"/>
      <text:p text:style-name="P12">Ahora es <text:span text:style-name="T40">necesario conectarse a la máquina virtual utilizando un cliente VNC (por ejemplo vinagre). Una vez conectados sólo queda instalar el sistema operativo en la VM.</text:span></text:p>
      <text:p text:style-name="P12"/>
      <text:p text:style-name="P14">Al terminar la instalación conectamos el cable de red:</text:p>
      <text:p text:style-name="P14"/>
      <text:p text:style-name="P25"><text:span text:style-name="T23">VBoxManage modifyvm </text:span><text:span text:style-name="T25">prueba1</text:span><text:span text:style-name="T23"> </text:span><text:span text:style-name="T27">--cableconnected1 o</text:span><text:span text:style-name="T23">n</text:span></text:p>
      <text:p text:style-name="Heading_20_2"/>
      <text:p text:style-name="Heading_20_2">Gestión básica de máquinas virtuales</text:p>
      <text:p text:style-name="P12"/>
      <text:p text:style-name="P13">Explique qué hacen los siguientes comandos:</text:p>
      <text:p text:style-name="P12"/>
      <text:p text:style-name="P18">VBoxManage controlvm <text:span text:style-name="T41">prueba1</text:span> acpipowerbutton</text:p>
      <text:p text:style-name="P12"/>
      <text:p text:style-name="P17"><text:span text:style-name="T11">VBoxManage controlvm </text:span><text:span text:style-name="T12">prueba1</text:span><text:span text:style-name="T11"> poweroff</text:span></text:p>
      <text:p text:style-name="P12"/>
      <text:p text:style-name="P18">VBoxManage controlvm <text:span text:style-name="T41">prueba1</text:span> savestate</text:p>
      <text:p text:style-name="P12"/>
      <text:p text:style-name="P18">VBoxManage controlvm <text:span text:style-name="T41">prueba1</text:span> reset</text:p>
      <text:p text:style-name="P12"/>
      <text:p text:style-name="P18">VboxManage clonevm <text:span text:style-name="T41">prueba1</text:span> --name <text:span text:style-name="T42">prueba2</text:span> --register</text:p>
      <text:p text:style-name="P12"/>
      <text:p text:style-name="P16">VBoxManage list vms</text:p>
      <text:p text:style-name="P12"/>
      <text:p text:style-name="P16">VBoxManage showvminfo prueba1</text:p>
      <text:p text:style-name="P12"/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a8722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4d9f9b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2</text:span> - <text:span text:style-name="MT3">VBoxManage</text:span></text:p>
      </style:header>
      <style:footer>
        <text:p text:style-name="MP3"><text:span text:style-name="MT4">Ing. Arellano</text:span><text:span text:style-name="MT5"><text:tab/></text:span><text:span text:style-name="MT6">Año 201</text:span><text:span text:style-name="MT7">9</text:span><text:span text:style-name="MT5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2</dc:title>
    <dc:subject>Uso de VBoxManage</dc:subject>
    <meta:initial-creator>Gabriel </meta:initial-creator>
    <meta:creation-date>2015-03-25T17:24:42.108309479</meta:creation-date>
    <dc:language>en-US</dc:language>
    <meta:editing-cycles>33</meta:editing-cycles>
    <meta:editing-duration>PT1H56M12S</meta:editing-duration>
    <meta:keyword>consolidacion tics virtualbox VBoxManage</meta:keyword>
    <dc:date>2019-03-13T08:37:05.233608760</dc:date>
    <meta:document-statistic meta:table-count="0" meta:image-count="0" meta:object-count="0" meta:page-count="2" meta:paragraph-count="43" meta:word-count="395" meta:character-count="2599" meta:non-whitespace-character-count="2279"/>
    <meta:user-defined meta:name="Info 1"/>
    <meta:user-defined meta:name="Info 2"/>
    <meta:user-defined meta:name="Info 3"/>
    <meta:user-defined meta:name="Info 4"/>
  </office:meta>
</office:document-meta>
</file>